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/Hz</text:p>
          </table:table-cell>
          <table:table-cell office:value-type="string" calcext:value-type="string">
            <text:p>Ueff/mV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.33" calcext:value-type="float">
            <text:p>18.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 office:value-type="float" office:value="85.8" calcext:value-type="float">
            <text:p>85.8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5.53" calcext:value-type="float">
            <text:p>125.5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9.49" calcext:value-type="float">
            <text:p>149.4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6.04" calcext:value-type="float">
            <text:p>96.0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1.24" calcext:value-type="float">
            <text:p>41.2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.61" calcext:value-type="float">
            <text:p>21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-00-00</text:date>, <text:time style:data-style-name="N2" text:time-value="07:26:37.433976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8:14:56.784874149</meta:creation-date>
    <dc:date>2020-03-11T10:08:52.452256764</dc:date>
    <meta:editing-duration>PT2H42M36S</meta:editing-duration>
    <meta:editing-cycles>6</meta:editing-cycles>
    <meta:generator>LibreOffice/6.4.0.3$Linux_X86_64 LibreOffice_project/40$Build-3</meta:generator>
    <dc:creator>Yudong Sun</dc:creator>
    <meta:document-statistic meta:table-count="1" meta:cell-count="52" meta:object-count="0"/>
  </office:meta>
</office:document-meta>
</file>